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00000028D3A31F5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4.487cm" fo:min-width="17.6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2cm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3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2cm"/>
    </style:style>
    <style:style style:name="gr8" style:family="graphic" style:parent-style-name="standard">
      <style:graphic-properties svg:stroke-width="0.1cm" svg:stroke-color="#000000" draw:marker-start-width="0.525cm" draw:marker-end-width="0.525cm" draw:fill="none" draw:textarea-horizontal-align="justify" draw:textarea-vertical-align="middle" draw:auto-grow-height="false" fo:min-height="15.85cm" fo:min-width="18.4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6.153cm" svg:x="0.001cm" svg:y="0.1cm">
          <draw:image xlink:href="Pictures/10000201000003000000028D3A31F59D.png" xlink:type="simple" xlink:show="embed" xlink:actuate="onLoad">
            <text:p/>
          </draw:image>
        </draw:frame>
        <draw:custom-shape draw:style-name="gr2" draw:text-style-name="P1" draw:layer="layout" svg:width="18.2cm" svg:height="4.787cm" svg:x="0.4cm" svg:y="1.91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2cm" svg:height="0.839cm" svg:x="13.095cm" svg:y="0.751cm">
          <draw:text-box>
            <text:p><text:span text:style-name="T1">1) Search criteria</text:span></text:p>
          </draw:text-box>
        </draw:frame>
        <draw:line draw:style-name="gr4" draw:text-style-name="P1" draw:layer="layout" svg:x1="13.3cm" svg:y1="1.3cm" svg:x2="12.9cm" svg:y2="1.8cm">
          <text:p/>
        </draw:line>
        <draw:frame draw:style-name="gr5" draw:text-style-name="P2" draw:layer="layout" svg:width="5.447cm" svg:height="0.839cm" svg:x="1.78cm" svg:y="7cm">
          <draw:text-box>
            <text:p><text:span text:style-name="T1">2) Icon color button</text:span></text:p>
          </draw:text-box>
        </draw:frame>
        <draw:line draw:style-name="gr4" draw:text-style-name="P1" draw:layer="layout" svg:x1="1.9cm" svg:y1="7.5cm" svg:x2="0.9cm" svg:y2="7.5cm">
          <text:p/>
        </draw:line>
        <draw:frame draw:style-name="gr6" draw:text-style-name="P2" draw:layer="layout" svg:width="3.897cm" svg:height="0.839cm" svg:x="12.58cm" svg:y="7cm">
          <draw:text-box>
            <text:p><text:span text:style-name="T1">3) Add button</text:span></text:p>
          </draw:text-box>
        </draw:frame>
        <draw:frame draw:style-name="gr7" draw:text-style-name="P2" draw:layer="layout" svg:width="3.72cm" svg:height="0.839cm" svg:x="14.356cm" svg:y="8.4cm">
          <draw:text-box>
            <text:p><text:span text:style-name="T1">Clear button</text:span></text:p>
          </draw:text-box>
        </draw:frame>
        <draw:line draw:style-name="gr4" draw:text-style-name="P1" draw:layer="layout" svg:x1="16.3cm" svg:y1="7.5cm" svg:x2="17.2cm" svg:y2="7.5cm">
          <text:p/>
        </draw:line>
        <draw:line draw:style-name="gr4" draw:text-style-name="P1" draw:layer="layout" svg:x1="16.8cm" svg:y1="8.5cm" svg:x2="18.2cm" svg:y2="7.8cm">
          <text:p/>
        </draw:line>
        <draw:custom-shape draw:style-name="gr8" draw:text-style-name="P1" draw:layer="layout" svg:width="19cm" svg:height="16.15cm" svg:x="0.05cm" svg:y="0.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15cm" fo:page-height="16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6T19:54:32.596087776</meta:creation-date>
    <meta:generator>LibreOffice/4.3.3.2$Linux_X86_64 LibreOffice_project/430m0$Build-2</meta:generator>
    <dc:date>2018-04-28T12:46:57.114841299</dc:date>
    <dc:creator>dario </dc:creator>
    <meta:editing-duration>PT19M26S</meta:editing-duration>
    <meta:editing-cycles>7</meta:editing-cycles>
    <meta:document-statistic meta:object-count="11"/>
  </office:meta>
</office:document-meta>
</file>